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9.09mm"/>
    </style:style>
    <style:style style:name="co4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20" table:default-cell-style-name="ce1"/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Anné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Mots Clé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ntropy based probabilistic collaborative cluster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llaboration entre différents algos en se basant uniquement sur l’appartenance de leurs individus. Utilise de l’EM variationnelle</text:p>
          </table:table-cell>
          <table:table-cell office:value-type="string" calcext:value-type="string">
            <text:p>Algos différents, EM variationnel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llaborative clustering : How to select the optimal collaborator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nalyse l’impact de la diversité et de la qualité des collaborateurs dans le CC.</text:p>
          </table:table-cell>
          <table:table-cell office:value-type="string" calcext:value-type="string">
            <text:p>Mesure de qualité, diversité, SO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cremental Self-Organizing Maps for Collaborative Clustering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ropose une version incrémentale du CC en se basant sur des SOM incrémentales</text:p>
          </table:table-cell>
          <table:table-cell office:value-type="string" calcext:value-type="string">
            <text:p>incremental learning, SOM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rom horizontal to vertical CC using GTM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pplique les GTM au CC, à la fois en horizontal et en vertical</text:p>
          </table:table-cell>
          <table:table-cell office:value-type="string" calcext:value-type="string">
            <text:p>GTM, horizontal et vertica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Diversity Analysis in Collaborative Clusterin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alyse l’impact de la diversité des collaborateurs dans le CC</text:p>
          </table:table-cell>
          <table:table-cell office:value-type="string" calcext:value-type="string">
            <text:p>Mesure de diversité, SOM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ontributions to collaborative clustering and its potential applications on very high resolution satellite imag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hèse de Jérém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laborative fuzzy clustering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Premier algo de CC</text:p>
          </table:table-cell>
          <table:table-cell office:value-type="string" calcext:value-type="string">
            <text:p>firs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Fuzzy clustering with a knowledge-based guidanc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Premier algo de CC</text:p>
          </table:table-cell>
          <table:table-cell office:value-type="string" calcext:value-type="string">
            <text:p>first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ollaborative clustering : Why, when, what and how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État de l’art sur le CC</text:p>
          </table:table-cell>
          <table:table-cell table:number-columns-repeated="1021"/>
        </table:table-row>
        <table:table-row table:style-name="ro4">
          <table:table-cell table:style-name="ce2" office:value-type="string" calcext:value-type="string">
            <text:p>Collaborative learning using topographic map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pplique les GTM au CC horizontal</text:p>
          </table:table-cell>
          <table:table-cell office:value-type="string" calcext:value-type="string">
            <text:p>GTM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ollaborative Generative Topographic Mappi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pplique les GTM au CC vertical</text:p>
          </table:table-cell>
          <table:table-cell office:value-type="string" calcext:value-type="string">
            <text:p>GTM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ollaborative clustering with heterogeneous algorithm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pplique transfert info entre des algos différents</text:p>
          </table:table-cell>
          <table:table-cell office:value-type="string" calcext:value-type="string">
            <text:p>diversité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Collaborative clustering between different topological partition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méliore les som en ajoutant des points dans la base de données</text:p>
          </table:table-cell>
          <table:table-cell office:value-type="string" calcext:value-type="string">
            <text:p>SO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ertical collaborative clustering using generative topographic map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TM au CC vertical</text:p>
          </table:table-cell>
          <table:table-cell office:value-type="string" calcext:value-type="string">
            <text:p>GTM, vertica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llaborative unsupervised learning and cluster characterization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string" calcext:value-type="string">
            <text:p>SOM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opological Collaborative Clustering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OM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Learning confidence exchange in CC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pprend les alphas avec betas = sqrt(alpha)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0/00/0000</text:date>, <text:time style:data-style-name="N2" text:time-value="10:50:22.5932884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4:31:04.169381232</meta:creation-date>
    <dc:date>2018-06-04T17:50:07.267001903</dc:date>
    <meta:editing-duration>PT10H8M31S</meta:editing-duration>
    <meta:editing-cycles>4</meta:editing-cycles>
    <meta:generator>LibreOffice/5.1.6.2$Linux_X86_64 LibreOffice_project/10m0$Build-2</meta:generator>
    <meta:document-statistic meta:table-count="1" meta:cell-count="68" meta:object-count="0"/>
  </office:meta>
</office:document-meta>
</file>